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3cm"/>
    </style:style>
    <style:style style:name="P1" style:family="paragraph">
      <style:paragraph-properties fo:text-align="center"/>
    </style:style>
    <style:style style:name="P2" style:family="paragraph">
      <style:text-properties fo:font-size="16pt" style:font-size-asian="16pt" style:font-size-complex="16pt"/>
    </style:style>
    <style:style style:name="P3" style:family="paragraph">
      <style:paragraph-properties fo:text-align="center"/>
      <style:text-properties fo:font-style="italic" style:font-style-asian="italic" style:font-style-complex="italic"/>
    </style:style>
    <style:style style:name="P4" style:family="paragraph">
      <style:text-properties fo:font-style="italic" style:font-style-asian="italic" style:font-style-complex="italic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12.553cm" svg:height="8.16cm" svg:x="1cm" svg:y="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509cm" svg:height="3.975cm" svg:x="1.463cm" svg:y="1.435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4.409cm" svg:height="3.661cm" svg:x="1.533cm" svg:y="1.533cm">
          <draw:text-box>
            <text:p><text:span text:style-name="T1">d_start</text:span></text:p>
            <text:p><text:span text:style-name="T1">d_final</text:span></text:p>
            <text:p><text:span text:style-name="T1">d_action = {...}</text:span></text:p>
            <text:p><text:span text:style-name="T1">d_viable</text:span></text:p>
            <text:p><text:span text:style-name="T1">d_bol</text:span></text:p>
          </draw:text-box>
        </draw:frame>
        <draw:custom-shape draw:style-name="gr1" draw:text-style-name="P1" draw:layer="layout" svg:width="3.507cm" svg:height="6.677cm" svg:x="9.386cm" svg:y="1.44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507cm" svg:height="1.029cm" svg:x="9.386cm" svg:y="2.289cm">
          <text:p text:style-name="P1"><text:span text:style-name="T2">State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507cm" svg:height="1.029cm" svg:x="9.387cm" svg:y="4.682cm">
          <text:p text:style-name="P1"><text:span text:style-name="T2">State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2.111cm" svg:height="1.026cm" svg:x="9.302cm" svg:y="8.021cm">
          <draw:text-box>
            <text:p><text:span text:style-name="T2">States</text:span></text:p>
          </draw:text-box>
        </draw:frame>
        <draw:line draw:style-name="gr4" draw:text-style-name="P1" draw:layer="layout" svg:x1="3.58cm" svg:y1="2.045cm" svg:x2="9.365cm" svg:y2="2.415cm">
          <text:p/>
        </draw:line>
        <draw:polyline draw:style-name="gr4" draw:text-style-name="P1" draw:layer="layout" svg:width="6.291cm" svg:height="0.647cm" draw:transform="rotate (-0.404392787688196) translate (3.85685622190771cm 2.09451496812366cm)" svg:viewBox="0 0 6292 648" draw:points="0,648 1851,0 6292,648">
          <text:p/>
        </draw:polyline>
        <presentation:notes draw:style-name="dp2">
          <draw:page-thumbnail draw:style-name="gr5" draw:layer="layout" svg:width="13.968cm" svg:height="10.476cm" svg:x="3.81cm" svg:y="2.123cm" draw:page-number="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.025cm" svg:stroke-color="#000000" draw:marker-start-width="0.33cm" draw:marker-start-center="false" draw:marker-end-width="0.33cm" draw:marker-end-center="false" draw:fill="solid" draw:fill-color="#ffffff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Bitstream Charter'" style:font-style-name="Regular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width="0.025cm" draw:marker-start="Arrow" draw:marker-start-width="0.229cm" draw:marker-end="Arrow" draw:marker-end-width="0.229cm" draw:fill="none" draw:show-unit="true"/>
      <style:text-properties fo:font-size="12pt"/>
    </style:style>
    <style:style style:name="Default-background" style:family="presentation">
      <style:graphic-properties draw:stroke="none" draw:fill="none" draw:fill-image-width="0cm" draw:fill-image-height="0cm"/>
      <style:text-properties style:letter-kerning="true"/>
    </style:style>
    <style:style style:name="Default-backgroundobjects" style:family="presentation">
      <style:graphic-properties draw:fill="none" draw:fill-image-width="0cm" draw:fill-image-height="0cm"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Nimbus Sans L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1cm" fo:margin-bottom="1cm" fo:margin-left="1cm" fo:margin-right="1cm" fo:page-width="20.32cm" fo:page-height="10.16cm" style:print-orientation="portrait"/>
    </style:page-layout>
    <style:style style:name="Mdp1" style:family="drawing-page">
      <style:drawing-page-properties draw:background-size="border" draw:fill="none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4.646cm" svg:x="1cm" svg:y="3.597cm" draw:page-number="1"/>
      <draw:page-thumbnail draw:layer="backgroundobjects" svg:width="9.294cm" svg:height="4.646cm" svg:x="1cm" svg:y="11.645cm"/>
      <draw:page-thumbnail draw:layer="backgroundobjects" svg:width="9.294cm" svg:height="4.646cm" svg:x="1cm" svg:y="19.693cm"/>
      <draw:page-thumbnail draw:layer="backgroundobjects" svg:width="9.294cm" svg:height="4.646cm" svg:x="11.295cm" svg:y="3.597cm"/>
      <draw:page-thumbnail draw:layer="backgroundobjects" svg:width="9.294cm" svg:height="4.646cm" svg:x="11.295cm" svg:y="11.645cm"/>
      <draw:page-thumbnail draw:layer="backgroundobjects" svg:width="9.294cm" svg:height="4.646cm" svg:x="11.295cm" svg:y="19.693cm"/>
    </style:handout-master>
    <style:master-page style:name="Default" style:page-layout-name="PM1" draw:style-name="Mdp1">
      <draw:frame presentation:style-name="Default-title" draw:layer="backgroundobjects" svg:width="16.487cm" svg:height="1.363cm" svg:x="1.916cm" svg:y="1.324cm" presentation:class="title" presentation:placeholder="true">
        <draw:text-box/>
      </draw:frame>
      <draw:frame presentation:style-name="Default-outline1" draw:layer="backgroundobjects" svg:width="16.487cm" svg:height="9.673cm" svg:x="1.916cm" svg:y="2.908cm" presentation:class="outline" presentation:placeholder="true">
        <draw:text-box/>
      </draw:frame>
      <draw:frame presentation:style-name="Mpr1" draw:text-style-name="MP1" draw:layer="backgroundobjects" svg:width="4.268cm" svg:height="0.563cm" svg:x="1.916cm" svg:y="8.43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5.806cm" svg:height="0.563cm" svg:x="7.265cm" svg:y="8.433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4.268cm" svg:height="0.563cm" svg:x="14.135cm" svg:y="8.433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0-12-03T22:31:45</meta:creation-date>
    <meta:editing-duration>PT33M7S</meta:editing-duration>
    <meta:editing-cycles>8</meta:editing-cycles>
    <dc:date>2011-05-18T22:09:28</dc:date>
    <meta:generator>LibreOffice/3.3$Linux LibreOffice_project/330m19$Build-202</meta:generator>
    <meta:document-statistic meta:object-count="32"/>
  </office:meta>
</office:document-meta>
</file>